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UnityEngine;</text:p>
      <text:p text:style-name="P1">using System.Collections;</text:p>
      <text:p text:style-name="P1"/>
      <text:p text:style-name="P1">[RequireComponent (typeof(Rigidbody))]</text:p>
      <text:p text:style-name="P1"/>
      <text:p text:style-name="P1"/>
      <text:p text:style-name="P1">public class ControlAstronauta : MonoBehaviour {</text:p>
      <text:p text:style-name="P1"><text:tab/>float maxCarga;</text:p>
      <text:p text:style-name="P1"><text:tab/>//to hide</text:p>
      <text:p text:style-name="P1"><text:tab/>[HideInInspector] public float calor = 0f;</text:p>
      <text:p text:style-name="P1"><text:tab/>[HideInInspector] public float altura;</text:p>
      <text:p text:style-name="P1"><text:tab/>[HideInInspector] public bool enAtmosfera = false;</text:p>
      <text:p text:style-name="P1"><text:tab/>[HideInInspector] public bool ganarPartida = false;</text:p>
      <text:p text:style-name="P1"><text:tab/></text:p>
      <text:p text:style-name="P1"><text:tab/></text:p>
      <text:p text:style-name="P1"><text:tab/>//keep public</text:p>
      <text:p text:style-name="P1"><text:tab/>public float fuerzaDesplazamiento = 1f;</text:p>
      <text:p text:style-name="P1"><text:tab/>public float fuerzaGiro = 0.06f;</text:p>
      <text:p text:style-name="P1"><text:tab/>public float carga = 100f;</text:p>
      <text:p text:style-name="P1"><text:tab/>public float oxigeno = 100f;</text:p>
      <text:p text:style-name="P1"><text:tab/>public float consumoOxigeno = 2f;</text:p>
      <text:p text:style-name="P1"><text:tab/>public float descarga = 0.04f;</text:p>
      <text:p text:style-name="P1"><text:tab/>public float fuerzaEstabilizado = 0.6f;</text:p>
      <text:p text:style-name="P1"><text:tab/>public Transform planeta;</text:p>
      <text:p text:style-name="P1"><text:tab/></text:p>
      <text:p text:style-name="P1"><text:tab/>// Use this for initialization</text:p>
      <text:p text:style-name="P1"><text:tab/>void Start () {</text:p>
      <text:p text:style-name="P1"><text:tab/><text:tab/>maxCarga = carga;</text:p>
      <text:p text:style-name="P1"><text:tab/><text:tab/></text:p>
      <text:p text:style-name="P1"><text:tab/>}</text:p>
      <text:p text:style-name="P1"><text:tab/></text:p>
      <text:p text:style-name="P1"><text:tab/>// Update is called once per frame</text:p>
      <text:p text:style-name="P1"><text:tab/>void Update () {</text:p>
      <text:p text:style-name="P1"><text:tab/><text:tab/></text:p>
      <text:p text:style-name="P1"><text:tab/><text:tab/>//faltan los deltatime para los incrementos de temperatura!</text:p>
      <text:p text:style-name="P1"><text:tab/><text:tab/></text:p>
      <text:p text:style-name="P1"><text:tab/><text:tab/>if (enAtmosfera )</text:p>
      <text:p text:style-name="P1"><text:tab/><text:tab/><text:tab/>//calor += 0.01f;</text:p>
      <text:p text:style-name="P1"><text:tab/><text:tab/><text:tab/>calor += 0.2f;</text:p>
      <text:p text:style-name="P1"><text:tab/><text:tab/>else </text:p>
      <text:p text:style-name="P1"><text:tab/><text:tab/><text:tab/>calor -= 0.1f;</text:p>
      <text:p text:style-name="P1"><text:tab/><text:tab/>//calor -= 0.005f;</text:p>
      <text:p text:style-name="P1"><text:tab/><text:tab/></text:p>
      <text:p text:style-name="P1"><text:tab/><text:tab/>calor = Mathf.Clamp (calor, 0, 98);</text:p>
      <text:p text:style-name="P1"><text:tab/><text:tab/></text:p>
      <text:p text:style-name="P1"><text:tab/><text:tab/>if (oxigeno &gt; 0) {</text:p>
      <text:p text:style-name="P1"><text:tab/><text:tab/><text:tab/>oxigeno -= Time.deltaTime * consumoOxigeno;</text:p>
      <text:p text:style-name="P1"><text:tab/><text:tab/>}</text:p>
      <text:p text:style-name="P1"><text:tab/><text:tab/></text:p>
      <text:p text:style-name="P1"><text:tab/><text:tab/></text:p>
      <text:p text:style-name="P1"><text:tab/><text:tab/>Vector3 direccion = new Vector3 ();</text:p>
      <text:p text:style-name="P1"><text:tab/><text:tab/>direccion = planeta.position -transform.position;</text:p>
      <text:p text:style-name="P1"><text:tab/><text:tab/>RaycastHit hit;</text:p>
      <text:p text:style-name="P1"><text:tab/><text:tab/>Ray rayo = new Ray();</text:p>
      <text:p text:style-name="P1"><text:tab/><text:tab/></text:p>
      <text:p text:style-name="P1"><text:tab/><text:tab/>rayo.origin = transform.position;</text:p>
      <text:p text:style-name="P1"><text:tab/><text:tab/>rayo.direction = direccion;</text:p>
      <text:p text:style-name="P1"/>
      <text:p text:style-name="P1"><text:tab/><text:tab/>planeta.GetComponent&lt;Collider&gt;().Raycast (rayo, out hit, direccion.magnitude);</text:p>
      <text:p text:style-name="P1"><text:tab/><text:tab/></text:p>
      <text:p text:style-name="P1"><text:tab/><text:tab/>altura = hit.distance;</text:p>
      <text:p text:style-name="P1"/>
      <text:p text:style-name="P1"><text:tab/><text:tab/></text:p>
      <text:p text:style-name="P1"><text:soft-page-break/></text:p>
      <text:p text:style-name="P1"><text:tab/>}</text:p>
      <text:p text:style-name="P1"><text:tab/></text:p>
      <text:p text:style-name="P1"><text:tab/>void FixedUpdate(){</text:p>
      <text:p text:style-name="P1"><text:tab/><text:tab/>if (carga &gt; 0) {</text:p>
      <text:p text:style-name="P1"><text:tab/><text:tab/><text:tab/>//acelerar</text:p>
      <text:p text:style-name="P1"><text:tab/><text:tab/><text:tab/>if (Input.GetKey (KeyCode.W)) {</text:p>
      <text:p text:style-name="P1"><text:tab/><text:tab/><text:tab/>GetComponent&lt;Rigidbody&gt;().AddForce (transform.forward * fuerzaDesplazamiento);</text:p>
      <text:p text:style-name="P1"><text:tab/><text:tab/><text:tab/>carga -= descarga;</text:p>
      <text:p text:style-name="P1"><text:tab/><text:tab/><text:tab/>}</text:p>
      <text:p text:style-name="P1"><text:tab/><text:tab/><text:tab/>//frenar</text:p>
      <text:p text:style-name="P1"><text:tab/><text:tab/><text:tab/>if (Input.GetKey (KeyCode.S)) {</text:p>
      <text:p text:style-name="P1"><text:tab/><text:tab/><text:tab/>GetComponent&lt;Rigidbody&gt;().AddForce (-transform.forward * fuerzaDesplazamiento);</text:p>
      <text:p text:style-name="P1"><text:tab/><text:tab/><text:tab/>carga -= descarga;</text:p>
      <text:p text:style-name="P1"><text:tab/><text:tab/><text:tab/>}</text:p>
      <text:p text:style-name="P1"><text:tab/><text:tab/><text:tab/></text:p>
      <text:p text:style-name="P1"><text:tab/><text:tab/><text:tab/>//guiñada derecha</text:p>
      <text:p text:style-name="P1"><text:tab/><text:tab/><text:tab/>if (Input.GetKey (KeyCode.L)) {</text:p>
      <text:p text:style-name="P1"><text:tab/><text:tab/><text:tab/>GetComponent&lt;Rigidbody&gt;().AddTorque (transform.up * fuerzaGiro);</text:p>
      <text:p text:style-name="P1"><text:tab/><text:tab/><text:tab/>carga -= descarga;</text:p>
      <text:p text:style-name="P1"><text:tab/><text:tab/><text:tab/>}</text:p>
      <text:p text:style-name="P1"><text:tab/><text:tab/><text:tab/>//guiñada izquierda</text:p>
      <text:p text:style-name="P1"><text:tab/><text:tab/><text:tab/>if (Input.GetKey (KeyCode.J)) {</text:p>
      <text:p text:style-name="P1"><text:tab/><text:tab/><text:tab/>GetComponent&lt;Rigidbody&gt;().AddTorque (-transform.up * fuerzaGiro);</text:p>
      <text:p text:style-name="P1"><text:tab/><text:tab/><text:tab/>carga -= descarga;</text:p>
      <text:p text:style-name="P1"><text:tab/><text:tab/><text:tab/>}</text:p>
      <text:p text:style-name="P1"><text:tab/><text:tab/><text:tab/>//alabeo izquierda </text:p>
      <text:p text:style-name="P1"><text:tab/><text:tab/><text:tab/>if (Input.GetKey (KeyCode.A)) {</text:p>
      <text:p text:style-name="P1"><text:tab/><text:tab/><text:tab/>GetComponent&lt;Rigidbody&gt;().AddTorque (transform.forward * fuerzaGiro);</text:p>
      <text:p text:style-name="P1"><text:tab/><text:tab/><text:tab/>carga -= descarga;</text:p>
      <text:p text:style-name="P1"><text:tab/><text:tab/><text:tab/>}</text:p>
      <text:p text:style-name="P1"><text:tab/><text:tab/><text:tab/>//alabeo derecha</text:p>
      <text:p text:style-name="P1"><text:tab/><text:tab/><text:tab/>if (Input.GetKey (KeyCode.D)) {</text:p>
      <text:p text:style-name="P1"><text:tab/><text:tab/><text:tab/>GetComponent&lt;Rigidbody&gt;().AddTorque (-transform.forward * fuerzaGiro);</text:p>
      <text:p text:style-name="P1"><text:tab/><text:tab/><text:tab/>carga -= descarga;</text:p>
      <text:p text:style-name="P1"><text:tab/><text:tab/><text:tab/>}</text:p>
      <text:p text:style-name="P1"><text:tab/><text:tab/><text:tab/></text:p>
      <text:p text:style-name="P1"><text:tab/><text:tab/><text:tab/>// cabeceo abajo</text:p>
      <text:p text:style-name="P1"><text:tab/><text:tab/><text:tab/>if (Input.GetKey (KeyCode.I)) {</text:p>
      <text:p text:style-name="P1"><text:tab/><text:tab/><text:tab/>GetComponent&lt;Rigidbody&gt;().AddTorque (transform.right * fuerzaGiro);</text:p>
      <text:p text:style-name="P1"><text:tab/><text:tab/><text:tab/>carga -= descarga;</text:p>
      <text:p text:style-name="P1"><text:tab/><text:tab/><text:tab/>}</text:p>
      <text:p text:style-name="P1"><text:tab/><text:tab/><text:tab/>//cabeceo arriba</text:p>
      <text:p text:style-name="P1"><text:tab/><text:tab/><text:tab/>if (Input.GetKey (KeyCode.K)) {</text:p>
      <text:p text:style-name="P1"><text:tab/><text:tab/><text:tab/>GetComponent&lt;Rigidbody&gt;().AddTorque (-transform.right * fuerzaGiro);</text:p>
      <text:p text:style-name="P1"><text:tab/><text:tab/><text:tab/>carga -= descarga;</text:p>
      <text:p text:style-name="P1"><text:tab/><text:tab/><text:tab/>}<text:tab/></text:p>
      <text:p text:style-name="P1"><text:tab/><text:tab/><text:tab/></text:p>
      <text:p text:style-name="P1"><text:tab/><text:tab/><text:tab/>//boton del panico</text:p>
      <text:p text:style-name="P1"><text:tab/><text:tab/><text:tab/>if (Input.GetKey (KeyCode.Space)) {</text:p>
      <text:p text:style-name="P1"><text:tab/><text:tab/><text:tab/>GetComponent&lt;Rigidbody&gt;().velocity = Vector3.Lerp (GetComponent&lt;Rigidbody&gt;().velocity, Vector3.zero, Time.fixedDeltaTime * fuerzaEstabilizado);<text:tab/><text:tab/><text:tab/></text:p>
      <text:p text:style-name="P1"/>
      <text:p text:style-name="P1"><text:tab/><text:tab/><text:tab/>GetComponent&lt;Rigidbody&gt;().angularVelocity = Vector3.Lerp (GetComponent&lt;Rigidbody&gt;().angularVelocity, Vector3.zero, Time.fixedDeltaTime * fuerzaEstabilizado);</text:p>
      <text:p text:style-name="P1"/>
      <text:p text:style-name="P1"><text:tab/><text:tab/><text:tab/><text:tab/>carga -= descarga;</text:p>
      <text:p text:style-name="P1"><text:tab/><text:tab/><text:tab/>}</text:p>
      <text:p text:style-name="P1"><text:tab/><text:tab/>} else</text:p>
      <text:p text:style-name="P1"><text:tab/><text:tab/><text:tab/>carga = Mathf.Clamp (carga, 0f, maxCarga);</text:p>
      <text:p text:style-name="P1"><text:tab/>}</text:p>
      <text:p text:style-name="P1"/>
      <text:p text:style-name="P1"/>
      <text:p text:style-name="P1"><text:soft-page-break/></text:p>
      <text:p text:style-name="P1"><text:tab/>public void GiroAleatorio(bool withStop){</text:p>
      <text:p text:style-name="P1"><text:tab/><text:tab/>Vector3 vectorAleatorio = new Vector3 (Random.value*3f, Random.value*3f, Random.value*3f);</text:p>
      <text:p text:style-name="P1"><text:tab/><text:tab/></text:p>
      <text:p text:style-name="P1"><text:tab/><text:tab/>if (withStop)</text:p>
      <text:p text:style-name="P1"><text:tab/><text:tab/><text:tab/>GetComponent&lt;Rigidbody&gt;().velocity = Vector3.zero;</text:p>
      <text:p text:style-name="P1"><text:tab/><text:tab/>GetComponent&lt;Rigidbody&gt;().AddTorque (vectorAleatorio);</text:p>
      <text:p text:style-name="P1"><text:tab/>}</text:p>
      <text:p text:style-name="P1"><text:tab/></text:p>
      <text:p text:style-name="P1"><text:tab/>void OnTriggerStay(Collider other){</text:p>
      <text:p text:style-name="P1"><text:tab/><text:tab/>//if (other.name == "Planeta02Atmosfera") {</text:p>
      <text:p text:style-name="P1"><text:tab/><text:tab/>//<text:tab/>calor += 0.01f<text:tab/>;</text:p>
      <text:p text:style-name="P1"><text:tab/>}</text:p>
      <text:p text:style-name="P1"/>
      <text:p text:style-name="P1"/>
      <text:p text:style-name="P1"><text:tab/>void OnTriggerEnter(Collider other){</text:p>
      <text:p text:style-name="P1"><text:tab/><text:tab/>//Debug.Log (other.name);</text:p>
      <text:p text:style-name="P1"><text:tab/><text:tab/>if (other.name == "Planet02Atmosfera") {</text:p>
      <text:p text:style-name="P1"><text:tab/><text:tab/><text:tab/>enAtmosfera = true;</text:p>
      <text:p text:style-name="P1"><text:tab/><text:tab/><text:tab/></text:p>
      <text:p text:style-name="P1"><text:tab/><text:tab/>}</text:p>
      <text:p text:style-name="P1"/>
      <text:p text:style-name="P1"/>
      <text:p text:style-name="P1"><text:tab/><text:tab/>if (other.gameObject.tag == "Acceso"){</text:p>
      <text:p text:style-name="P1"><text:tab/><text:tab/><text:tab/>ganarPartida = true;</text:p>
      <text:p text:style-name="P1"><text:tab/><text:tab/><text:tab/>Debug.Log ("finpartida");</text:p>
      <text:p text:style-name="P1"><text:tab/><text:tab/>}</text:p>
      <text:p text:style-name="P1"><text:tab/><text:tab/></text:p>
      <text:p text:style-name="P1"><text:tab/>}</text:p>
      <text:p text:style-name="P1"><text:tab/></text:p>
      <text:p text:style-name="P1"><text:tab/>void OnTriggerExit(Collider other){</text:p>
      <text:p text:style-name="P1"><text:tab/><text:tab/>if (other.name == "Planet02Atmosfera")</text:p>
      <text:p text:style-name="P1"><text:tab/><text:tab/><text:tab/>enAtmosfera = false;</text:p>
      <text:p text:style-name="P1"><text:tab/>}</text:p>
      <text:p text:style-name="P1"><text:tab/></text:p>
      <text:p text:style-name="P1"><text:tab/></text:p>
      <text:p text:style-name="P1"/>
      <text:p text:style-name="P1"/>
      <text:p text:style-name="P1">}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4S</meta:editing-duration>
    <meta:editing-cycles>3</meta:editing-cycles>
    <meta:generator>OpenOffice/4.1.1$Win32 OpenOffice.org_project/411m6$Build-9775</meta:generator>
    <dc:date>2015-07-29T00:56:36.49</dc:date>
    <meta:document-statistic meta:table-count="0" meta:image-count="0" meta:object-count="0" meta:page-count="3" meta:paragraph-count="146" meta:word-count="400" meta:character-count="3726"/>
    <dc:creator>Jose </dc:creator>
    <meta:user-defined meta:name="Info 1"/>
    <meta:user-defined meta:name="Info 2"/>
    <meta:user-defined meta:name="Info 3"/>
    <meta:user-defined meta:name="Info 4"/>
  </office:meta>
</office:document-meta>
</file>